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3269" officeooo:paragraph-rsid="00063269" style:language-asian="zh" style:country-asian="TW"/>
    </style:style>
    <style:style style:name="P2" style:family="paragraph" style:parent-style-name="Standard">
      <style:paragraph-properties fo:text-align="start" style:justify-single-word="false"/>
      <style:text-properties officeooo:rsid="00063269" officeooo:paragraph-rsid="00063269" style:language-asian="zh" style:country-asian="TW"/>
    </style:style>
    <style:style style:name="P3" style:family="paragraph" style:parent-style-name="Standard">
      <style:paragraph-properties fo:text-align="start" style:justify-single-word="false"/>
      <style:text-properties officeooo:rsid="000773b1" officeooo:paragraph-rsid="000773b1"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房屋租賃契約書</text:p>
      <text:p text:style-name="P1"/>
      <text:p text:style-name="P2">出租人 _____ (以下稱甲方)</text:p>
      <text:p text:style-name="P2">承租人 ______ (以下稱乙方)</text:p>
      <text:p text:style-name="P1"/>
      <text:p text:style-name="P2">茲為房屋租賃事宜件，雙方同意條款如下</text:p>
      <text:p text:style-name="P2">第一條 房屋座落及租賃範圍：</text:p>
      <text:p text:style-name="P2">1.房屋座落：_______</text:p>
      <text:p text:style-name="P2">2.租賃範圍：_______</text:p>
      <text:p text:style-name="P2">第二條 租賃期限</text:p>
      <text:p text:style-name="P2">自民國__年__月__日起至民國__年__月__日止</text:p>
      <text:p text:style-name="P2">共計__年__月</text:p>
      <text:p text:style-name="P2">第三條 租金與保證金</text:p>
      <text:p text:style-name="P3">1.每月租金新台幣____元整</text:p>
      <text:p text:style-name="P3">2.支付方式：月付：租金應於每月15日前支付</text:p>
      <text:p text:style-name="P3">3.保證金新台幣 零 元整，乙方應於本租約簽訂同時給付甲方，以作為本租賃契約債務之擔保。該保證金於租約終止或期限屆滿時，乙方依約交還房屋後，無息返還。</text:p>
      <text:p text:style-name="P3">4.租賃期間，本保證金乙方不得主張扣抵租金</text:p>
      <text:p text:style-name="P3">第四條 使用租賃物之限制</text:p>
      <text:p text:style-name="P3">1.本房屋係供辦公室之使用</text:p>
      <text:p text:style-name="P3">第五條 危險負擔</text:p>
      <text:p text:style-name="P3">乙方應以善良管理人之注意使用房屋，除因天災地變等不可抗力之情形外，因乙方之故意或過失損毀房屋，或因可歸責於乙方之事由致失火焚毀者，均應負損害賠償責任。至於房屋因自然損壞有修繕之必要時，甲方應負責修繕。</text:p>
      <text:p text:style-name="P3">第六條 契約之終止</text:p>
      <text:p text:style-name="P3">一、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3T12:51:04.253000000</meta:creation-date>
    <dc:date>2024-05-03T13:01:37.421000000</dc:date>
    <meta:editing-duration>PT10M32S</meta:editing-duration>
    <meta:editing-cycles>2</meta:editing-cycles>
    <meta:generator>LibreOffice/7.6.6.3$Windows_X86_64 LibreOffice_project/d97b2716a9a4a2ce1391dee1765565ea469b0ae7</meta:generator>
    <meta:document-statistic meta:table-count="0" meta:image-count="0" meta:object-count="0" meta:page-count="1" meta:paragraph-count="21" meta:word-count="379" meta:character-count="431" meta:non-whitespace-character-count="419"/>
  </office:meta>
</office:document-meta>
</file>